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number-columns-repeated="7" table:default-cell-style-name="Default"/>
        <table:table-row table:style-name="ro1">
          <table:table-cell office:value-type="float" office:value="11">
            <text:p>11</text:p>
          </table:table-cell>
          <table:table-cell office:value-type="float" office:value="11996350">
            <text:p>11996350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3 and 4</text:p>
          </table:table-cell>
          <table:table-cell office:value-type="string">
            <text:p>bfo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996750">
            <text:p>11996750</text:p>
          </table:table-cell>
          <table:table-cell table:number-columns-repeated="4"/>
          <table:table-cell office:value-type="string">
            <text:p>bfo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996850">
            <text:p>11996850</text:p>
          </table:table-cell>
          <table:table-cell table:number-columns-repeated="4"/>
          <table:table-cell office:value-type="string">
            <text:p>bfo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997050">
            <text:p>11997050</text:p>
          </table:table-cell>
          <table:table-cell table:number-columns-repeated="4"/>
          <table:table-cell office:value-type="string">
            <text:p>bfo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1997150">
            <text:p>11997150</text:p>
          </table:table-cell>
          <table:table-cell table:number-columns-repeated="4"/>
          <table:table-cell office:value-type="string">
            <text:p>bfo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1997400">
            <text:p>11997400</text:p>
          </table:table-cell>
          <table:table-cell table:number-columns-repeated="4"/>
          <table:table-cell office:value-type="string">
            <text:p>bfo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1997650">
            <text:p>11997650</text:p>
          </table:table-cell>
          <table:table-cell table:number-columns-repeated="4"/>
          <table:table-cell office:value-type="string">
            <text:p>bfo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997750">
            <text:p>1199775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bfo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1997750">
            <text:p>1199775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bfo</text:p>
          </table:table-cell>
          <table:table-cell office:value-type="string">
            <text:p>cw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997850">
            <text:p>1199785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uBitx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997850">
            <text:p>1199785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uBitx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997850">
            <text:p>1199785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uBitx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997850">
            <text:p>1199785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uBitx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997850">
            <text:p>1199785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uBitx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997850">
            <text:p>1199785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uBitx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1997850">
            <text:p>1199785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uBitx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997900">
            <text:p>1199790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uBitx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997950">
            <text:p>1199795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string">
            <text:p>lz1ldo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997950">
            <text:p>1199795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string">
            <text:p>lz1ldo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997950">
            <text:p>1199795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string">
            <text:p>lz1ldo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997950">
            <text:p>1199795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string">
            <text:p>lz1ldo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997950">
            <text:p>1199795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string">
            <text:p>lz1ldo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997950">
            <text:p>1199795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string">
            <text:p>lz1ldo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997950">
            <text:p>1199795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string">
            <text:p>lz1ldo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1997950">
            <text:p>1199795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string">
            <text:p>lz1ldo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998000">
            <text:p>11998000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bfo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998000">
            <text:p>1199800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bfo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998050">
            <text:p>1199805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cw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998050">
            <text:p>1199805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cw3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1998050">
            <text:p>1199805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cw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1998050">
            <text:p>1199805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cw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998100">
            <text:p>1199810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998100">
            <text:p>1199810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998100">
            <text:p>1199810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98200">
            <text:p>11998200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bfo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998200">
            <text:p>11998200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bfo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1998250">
            <text:p>1199825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998300">
            <text:p>1199830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998300">
            <text:p>1199830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998450">
            <text:p>1199845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1998450">
            <text:p>1199845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998500">
            <text:p>1199850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998650">
            <text:p>1199865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998650">
            <text:p>1199865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998700">
            <text:p>1199870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998950">
            <text:p>11998950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bfo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1998950">
            <text:p>11998950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bfo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999650">
            <text:p>11999650</text:p>
          </table:table-cell>
          <table:table-cell office:value-type="string">
            <text:p>-</text:p>
          </table:table-cell>
          <table:table-cell table:number-columns-repeated="3"/>
          <table:table-cell office:value-type="string">
            <text:p>---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<text:s/></text:p>
          </table:table-cell>
          <table:table-cell table:number-columns-repeated="8"/>
        </table:table-row>
        <table:table-row table:style-name="ro1" table:number-rows-repeated="104852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C5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09P0"/>
    </number:currency-style>
    <number:number-style style:name="N110">
      <number:number number:decimal-places="6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15.10.2017</text:date>, <text:time>20:0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1M56S</meta:editing-duration>
    <meta:editing-cycles>5</meta:editing-cycles>
    <meta:generator>OpenOffice/4.1.3$Win32 OpenOffice.org_project/413m1$Build-9783</meta:generator>
    <dc:date>2017-10-15T20:02:16.34</dc:date>
    <dc:creator>First Last</dc:creator>
    <meta:document-statistic meta:table-count="3" meta:cell-count="211" meta:object-count="0"/>
    <meta:user-defined meta:name="Info 1"/>
    <meta:user-defined meta:name="Info 2"/>
    <meta:user-defined meta:name="Info 3"/>
    <meta:user-defined meta:name="Info 4"/>
  </office:meta>
</office:document-meta>
</file>